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</text:span><text:span text:style-name="T1">S 192 Software Engineering II</text:span></text:p>
      <text:p text:style-name="P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4">Jan 28</text:p>
            <text:p text:style-name="P4">Jan 30</text:p>
          </table:table-cell>
          <table:table-cell table:style-name="Table1.B2" office:value-type="string">
            <text:p text:style-name="P4">Estimate and plan the implementation</text:p>
            <text:p text:style-name="P4">Make and sign team contrac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4">Formulate Code Review Checklist</text:p>
            <text:p text:style-name="P4">Formulate User Acceptance Criteria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4"><text:s/>Feb 04</text:p>
            <text:p text:style-name="P4">Feb 06</text:p>
          </table:table-cell>
          <table:table-cell table:style-name="Table1.B2" office:value-type="string">
            <text:p text:style-name="P4">Code, Unit Test:</text:p>
            <text:p text:style-name="P4">1. Create Subjects</text:p>
            <text:p text:style-name="P4">2. Create Notes</text:p>
            <text:p text:style-name="P4">3. View Subjects</text:p>
          </table:table-cell>
          <table:table-cell table:style-name="Table1.B2" office:value-type="string">
            <text:p text:style-name="P4"/>
            <text:p text:style-name="P4"><text:s text:c="2"/>Jannieca Camba</text:p>
            <text:p text:style-name="P4"><text:s text:c="2"/>Patrick Leiniel H. Domingo</text:p>
            <text:p text:style-name="P4"><text:s text:c="2"/>Joni Marie Jimenez</text:p>
          </table:table-cell>
          <table:table-cell table:style-name="Table1.B2" office:value-type="string">
            <text:p text:style-name="P4"><text:s/>(For general/all)</text:p>
            <text:p text:style-name="P4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4">Integration Test features identified in Sprint 1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4">Feb 11</text:p>
            <text:p text:style-name="P4">Feb 13</text:p>
          </table:table-cell>
          <table:table-cell table:style-name="Table1.B2" office:value-type="string">
            <text:p text:style-name="P4">System Test Sprint 1</text:p>
            <text:p text:style-name="P4">Fix Bug</text:p>
          </table:table-cell>
          <table:table-cell table:style-name="Table1.B2" office:value-type="string">
            <text:p text:style-name="P4"><text:s text:c="2"/>ALL </text:p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>
          <table:covered-table-cell/>
          <table:table-cell table:style-name="Table1.B2" office:value-type="string">
            <text:p text:style-name="P4">Retest<text:line-break/>Sprint Release Commit</text:p>
          </table:table-cell>
          <table:table-cell table:style-name="Table1.B2" office:value-type="string">
            <text:p text:style-name="P4"><text:s text:c="2"/>ALL</text:p>
            <text:p text:style-name="P4"><text:s text:c="2"/>Jannieca Camba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Feb 18</text:p>
            <text:p text:style-name="P4">Feb 20</text:p>
          </table:table-cell>
          <table:table-cell table:style-name="Table1.B2" office:value-type="string">
            <text:p text:style-name="P4">1. View Notes</text:p>
            <text:p text:style-name="P4">2. Delete Subjects</text:p>
            <text:p text:style-name="P4">3. Delete Note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Feb 25</text:p>
            <text:p text:style-name="P4">Feb 27</text:p>
          </table:table-cell>
          <table:table-cell table:style-name="Table1.B10" table:number-columns-spanned="3" office:value-type="string">
            <text:p text:style-name="P5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04</text:p>
            <text:p text:style-name="P4">Mar 06</text:p>
          </table:table-cell>
          <table:table-cell table:style-name="Table1.B2" office:value-type="string">
            <text:p text:style-name="P4">1. Edit subject title</text:p>
            <text:p text:style-name="P4">2. Edit note title</text:p>
            <text:p text:style-name="P4">3. Edit note conten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1</text:p>
            <text:p text:style-name="P4">Mar 1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8</text:p>
            <text:p text:style-name="P4">Mar 20</text:p>
          </table:table-cell>
          <table:table-cell table:style-name="Table1.B2" office:value-type="string">
            <text:p text:style-name="P4">1. Add new activity</text:p>
            <text:p text:style-name="P4">2. View individual activity</text:p>
            <text:p text:style-name="P4">3. View day activitie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25</text:p>
            <text:p text:style-name="P4">Mar 2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Apr 01</text:p>
            <text:p text:style-name="P4">Apr 03</text:p>
          </table:table-cell>
          <table:table-cell table:style-name="Table1.B10" table:number-columns-spanned="3" office:value-type="string">
            <text:p text:style-name="P5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5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Apr 08</text:p>
            <text:p text:style-name="P4">Apr 10</text:p>
          </table:table-cell>
          <table:table-cell table:style-name="Table1.B2" office:value-type="string">
            <text:p text:style-name="P4">1. Delete existing activity</text:p>
            <text:p text:style-name="P4">2. Edit existing activity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ext:soft-page-break/>
        <table:table-row>
          <table:table-cell table:style-name="Table1.A2" table:number-rows-spanned="2" office:value-type="string">
            <text:p text:style-name="P4">Apr 15</text:p>
            <text:p text:style-name="P4">Apr 1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2</text:p>
            <text:p text:style-name="P4">Apr 24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9</text:p>
            <text:p text:style-name="P4">May 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5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May 6</text:p>
          </table:table-cell>
          <table:table-cell table:style-name="Table1.B2" office:value-type="string">
            <text:p text:style-name="P4">Alph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8</text:p>
          </table:table-cell>
          <table:table-cell table:style-name="Table1.B2" office:value-type="string">
            <text:p text:style-name="P4">Submission of Alph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3</text:p>
          </table:table-cell>
          <table:table-cell table:style-name="Table1.B2" office:value-type="string">
            <text:p text:style-name="P4">Bet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5</text:p>
          </table:table-cell>
          <table:table-cell table:style-name="Table1.B2" office:value-type="string">
            <text:p text:style-name="P4">Submission of Bet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20</text:p>
          </table:table-cell>
          <table:table-cell table:style-name="Table1.B2" office:value-type="string">
            <text:p text:style-name="P4">Course Debrief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8">Expected Number of Sprint Commits: 6</text:p>
      <text:p text:style-name="P6">Expected Number of Code Reviews: 6</text:p>
      <text:p text:style-name="P6">Expected Number of Software Release: 2 (Alpha and Beta)<office:annotation><dc:date>2015-01-27T13:39:14.86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6T03:05:50.73</dc:date>
    <meta:editing-duration>PT2H29M49S</meta:editing-duration>
    <meta:editing-cycles>17</meta:editing-cycles>
    <meta:generator>OpenOffice.org/3.4.1$Win32 OpenOffice.org_project/341m1$Build-9593</meta:generator>
    <meta:document-statistic meta:table-count="1" meta:image-count="0" meta:object-count="0" meta:page-count="3" meta:paragraph-count="90" meta:word-count="296" meta:character-count="1628"/>
  </office:meta>
</office:document-meta>
</file>